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d320" draw:textarea-horizontal-align="left" draw:textarea-vertical-align="middle" draw:auto-grow-height="false" fo:padding-left="0.508cm"/>
    </style:style>
    <style:style style:name="gr2" style:family="graphic" style:parent-style-name="standard">
      <style:graphic-properties draw:stroke="solid" draw:stroke-dash="Ultrafine_20_Dashed" svg:stroke-color="#c0c0c0"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808080" draw:textarea-horizontal-align="center" draw:textarea-vertical-align="middle"/>
    </style:style>
    <style:style style:name="gr6" style:family="graphic" style:parent-style-name="standard">
      <style:graphic-properties svg:stroke-width="0.051cm" draw:marker-start-width="0.376cm" draw:marker-end-width="0.3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>
      <style:graphic-properties draw:stroke="solid" draw:stroke-dash="Ultrafine_20_Dashed" draw:fill="solid" draw:fill-color="#ffd320" draw:textarea-horizontal-align="left" draw:textarea-vertical-align="middle" draw:auto-grow-height="false" fo:padding-left="0.508cm"/>
    </style:style>
    <style:style style:name="gr9" style:family="graphic">
      <style:graphic-properties draw:stroke="solid" draw:stroke-dash="Ultrafine_20_Dashed" svg:stroke-color="#c0c0c0" draw:fill="solid" draw:fill-color="#e6e6e6" draw:textarea-horizontal-align="justify" draw:textarea-vertical-align="middle" draw:auto-grow-height="false"/>
    </style:style>
    <style:style style:name="gr10" style:family="graphic">
      <style:graphic-properties draw:fill="solid" draw:fill-color="#94bd5e" draw:textarea-horizontal-align="justify" draw:textarea-vertical-align="middle" draw:auto-grow-height="false"/>
    </style:style>
    <style:style style:name="gr11" style:family="graphic">
      <style:graphic-properties svg:stroke-width="0.051cm" draw:marker-start-width="0.376cm" draw:marker-end-width="0.3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3" style:family="graphic">
      <style:graphic-properties svg:stroke-width="0.051cm" draw:marker-start-width="0.376cm" draw:marker-end-width="0.376cm" draw:fill="solid" draw:fill-color="#2300dc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draw:fill="solid" draw:fill-color="#ccffff" draw:textarea-horizontal-align="justify" draw:textarea-vertical-align="middle" draw:auto-grow-height="false"/>
    </style:style>
    <style:style style:name="gr15" style:family="graphic" style:parent-style-name="standard">
      <style:graphic-properties draw:stroke="solid" draw:stroke-dash="Ultrafine_20_Dashed" draw:fill="solid" draw:fill-color="#0099ff" draw:textarea-horizontal-align="left" draw:textarea-vertical-align="middle" draw:auto-grow-height="false" fo:padding-left="0.508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808080"/>
    </style:style>
    <style:style style:name="P4" style:family="paragraph">
      <style:paragraph-properties fo:text-align="center"/>
      <style:text-properties fo:color="#808080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end"/>
      <style:text-properties fo:font-size="12pt"/>
    </style:style>
    <style:style style:name="P8" style:family="paragraph">
      <style:paragraph-properties fo:text-align="center"/>
      <style:text-properties fo:color="#808080" fo:font-size="1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000080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808080" fo:font-size="18pt" style:font-size-asian="18pt" style:font-size-complex="18pt"/>
    </style:style>
    <style:style style:name="T3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5.08cm" svg:height="4.445cm" svg:x="12.43cm" svg:y="2.905cm">
          <text:p text:style-name="P1"><text:span text:style-name="T1">ESB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5.08cm" svg:height="1.27cm" svg:x="18.145cm" svg:y="1cm">
          <text:p text:style-name="P3"><text:span text:style-name="T2">Self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4.445cm" svg:height="1.905cm" svg:x="1.635cm" svg:y="2.27cm">
          <text:p text:style-name="P5">Application<text:line-break/>A1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5" xml:id="id3" draw:id="id3" draw:layer="layout" svg:width="4.445cm" svg:height="1.905cm" svg:x="1.636cm" svg:y="4.81cm">
          <text:p text:style-name="P5">Application<text:line-break/>A2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5" xml:id="id4" draw:id="id4" draw:layer="layout" svg:width="4.445cm" svg:height="1.905cm" svg:x="1.637cm" svg:y="7.35cm">
          <text:p text:style-name="P5">Application<text:line-break/>A3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5" draw:layer="layout" draw:type="curve" svg:x1="6.08cm" svg:y1="3.223cm" svg:x2="9.255cm" svg:y2="5.127cm" draw:start-shape="id1" draw:start-glue-point="7" draw:end-shape="id2" draw:end-glue-point="6" svg:d="m6080 3223c2362 0 775 1904 3175 1904" svg:viewBox="0 0 3176 1905">
          <text:p/>
        </draw:connector>
        <draw:connector draw:style-name="gr4" draw:text-style-name="P5" draw:layer="layout" draw:type="curve" svg:x1="6.081cm" svg:y1="5.763cm" svg:x2="9.255cm" svg:y2="5.127cm" draw:start-shape="id3" draw:start-glue-point="7" draw:end-shape="id2" draw:end-glue-point="6" svg:d="m6081 5763c2362 0 776-636 3174-636" svg:viewBox="0 0 3175 637">
          <text:p/>
        </draw:connector>
        <draw:connector draw:style-name="gr4" draw:text-style-name="P5" draw:layer="layout" draw:type="curve" svg:x1="6.082cm" svg:y1="8.303cm" svg:x2="9.255cm" svg:y2="5.127cm" draw:start-shape="id4" draw:start-glue-point="7" draw:end-shape="id2" draw:end-glue-point="6" svg:d="m6082 8303c2361 0 775-3176 3173-3176" svg:viewBox="0 0 3174 3177">
          <text:p/>
        </draw:connector>
        <draw:connector draw:style-name="gr5" draw:text-style-name="P5" draw:layer="layout" draw:type="curve" svg:x1="18.145cm" svg:y1="1.635cm" svg:x2="14.97cm" svg:y2="2.905cm" draw:start-shape="id5" draw:start-glue-point="3" draw:end-shape="id6" draw:end-glue-point="0" svg:d="m18145 1635c-2117 0-3175 423-3175 1270" svg:viewBox="0 0 3176 1271">
          <text:p/>
        </draw:connector>
        <draw:connector draw:style-name="gr4" draw:text-style-name="P5" draw:layer="layout" draw:type="curve" svg:x1="12.43cm" svg:y1="5.127cm" svg:x2="10.525cm" svg:y2="5.127cm" draw:start-shape="id6" draw:start-glue-point="3" draw:end-shape="id2" draw:end-glue-point="10" svg:d="m12430 5127h-1905" svg:viewBox="0 0 1906 1">
          <text:p/>
        </draw:connector>
        <draw:custom-shape draw:style-name="gr6" draw:text-style-name="P5" xml:id="id2" draw:id="id2" draw:layer="layout" svg:width="1.27cm" svg:height="1.27cm" svg:x="9.25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5.08cm" svg:height="2.639cm" svg:x="7.35cm" svg:y="1.635cm">
          <draw:text-box>
            <text:p text:style-name="P6"><text:span text:style-name="T3">Universal Provisioning Interface</text:span></text:p>
          </draw:text-box>
        </draw:frame>
        <draw:custom-shape draw:style-name="gr2" draw:text-style-name="P4" xml:id="id7" draw:id="id7" draw:layer="layout" svg:width="5.08cm" svg:height="1.27cm" svg:x="19.415cm" svg:y="4.175cm">
          <text:p text:style-name="P3"><text:span text:style-name="T2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19.415cm" svg:y1="4.81cm" svg:x2="17.51cm" svg:y2="5.127cm" draw:start-shape="id7" draw:start-glue-point="3" draw:end-shape="id6" svg:d="m19415 4810c-1428 0-476 317-1905 317" svg:viewBox="0 0 1906 318">
          <text:p/>
        </draw:connector>
        <draw:custom-shape draw:style-name="gr2" draw:text-style-name="P4" xml:id="id8" draw:id="id8" draw:layer="layout" svg:width="5.08cm" svg:height="1.27cm" svg:x="18.78cm" svg:y="7.985cm">
          <text:p text:style-name="P3"><text:span text:style-name="T2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18.78cm" svg:y1="8.62cm" svg:x2="14.97cm" svg:y2="7.35cm" draw:start-shape="id8" draw:start-glue-point="3" draw:end-shape="id6" draw:end-glue-point="2" svg:d="m18780 8620c-2540 0-3810-423-3810-1270" svg:viewBox="0 0 3811 1271">
          <text:p/>
        </draw:connector>
      </draw:page>
      <draw:page draw:name="page2" draw:style-name="dp1" draw:master-page-name="Default">
        <draw:custom-shape draw:style-name="gr8" draw:text-style-name="P2" xml:id="id14" draw:id="id14" draw:layer="Layout" svg:width="5.08cm" svg:height="4.445cm" svg:x="16.24cm" svg:y="2.905cm">
          <text:p text:style-name="P7"><text:span text:style-name="T1">ESB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3" draw:id="id13" draw:layer="Layout" svg:width="5.08cm" svg:height="1.27cm" svg:x="21.955cm" svg:y="1cm">
          <text:p text:style-name="P8"><text:span text:style-name="T2">Self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445cm" svg:height="1.905cm" svg:x="1.635cm" svg:y="2.27cm">
          <text:p text:style-name="P9">Application<text:line-break/>A1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9" draw:layer="Layout" svg:width="4.445cm" svg:height="1.905cm" svg:x="1.636cm" svg:y="4.81cm">
          <text:p text:style-name="P9">Application<text:line-break/>A2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9" draw:layer="Layout" svg:width="4.445cm" svg:height="1.905cm" svg:x="1.637cm" svg:y="7.35cm">
          <text:p text:style-name="P9">Application<text:line-break/>A3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5" draw:layer="layout" draw:type="curve" svg:x1="8.62cm" svg:y1="3.222cm" svg:x2="13.065cm" svg:y2="5.127cm" draw:start-shape="id9" draw:end-shape="id10" draw:end-glue-point="6" svg:d="m8620 3222c3315 0 1093 1905 4445 1905" svg:viewBox="0 0 4446 1906">
          <text:p/>
        </draw:connector>
        <draw:connector draw:style-name="gr4" draw:text-style-name="P5" draw:layer="layout" draw:type="curve" svg:x1="8.62cm" svg:y1="5.763cm" svg:x2="13.065cm" svg:y2="5.127cm" draw:start-shape="id11" draw:start-glue-point="7" draw:end-shape="id10" draw:end-glue-point="6" svg:d="m8620 5763c3315 0 1093-636 4445-636" svg:viewBox="0 0 4446 637">
          <text:p/>
        </draw:connector>
        <draw:connector draw:style-name="gr4" draw:text-style-name="P5" draw:layer="layout" draw:type="curve" svg:x1="8.62cm" svg:y1="8.302cm" svg:x2="13.065cm" svg:y2="5.127cm" draw:start-shape="id12" draw:end-shape="id10" draw:end-glue-point="6" svg:d="m8620 8302c3315 0 1093-3175 4445-3175" svg:viewBox="0 0 4446 3176">
          <text:p/>
        </draw:connector>
        <draw:connector draw:style-name="gr5" draw:text-style-name="P5" draw:layer="layout" draw:type="curve" svg:x1="21.955cm" svg:y1="1.635cm" svg:x2="18.78cm" svg:y2="2.905cm" draw:start-shape="id13" draw:start-glue-point="3" draw:end-shape="id14" draw:end-glue-point="0" svg:d="m21955 1635c-2117 0-3175 423-3175 1270" svg:viewBox="0 0 3176 1271">
          <text:p/>
        </draw:connector>
        <draw:connector draw:style-name="gr4" draw:text-style-name="P5" draw:layer="layout" draw:type="curve" svg:x1="16.24cm" svg:y1="5.127cm" svg:x2="14.335cm" svg:y2="5.127cm" draw:start-shape="id14" draw:start-glue-point="3" draw:end-shape="id10" draw:end-glue-point="10" svg:d="m16240 5127h-1905" svg:viewBox="0 0 1906 1">
          <text:p/>
        </draw:connector>
        <draw:custom-shape draw:style-name="gr11" draw:text-style-name="P5" xml:id="id10" draw:id="id10" draw:layer="Layout" svg:width="1.27cm" svg:height="1.27cm" svg:x="13.065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5.08cm" svg:height="2.639cm" svg:x="11.16cm" svg:y="1.635cm">
          <draw:text-box>
            <text:p text:style-name="P6"><text:span text:style-name="T3">Universal Provisioning Interface</text:span></text:p>
          </draw:text-box>
        </draw:frame>
        <draw:custom-shape draw:style-name="gr9" draw:text-style-name="P4" xml:id="id15" draw:id="id15" draw:layer="Layout" svg:width="5.08cm" svg:height="1.27cm" svg:x="23.225cm" svg:y="4.175cm">
          <text:p text:style-name="P8"><text:span text:style-name="T2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23.225cm" svg:y1="4.81cm" svg:x2="21.32cm" svg:y2="5.127cm" draw:start-shape="id15" draw:start-glue-point="3" draw:end-shape="id14" svg:d="m23225 4810c-1428 0-476 317-1905 317" svg:viewBox="0 0 1906 318">
          <text:p/>
        </draw:connector>
        <draw:custom-shape draw:style-name="gr9" draw:text-style-name="P4" xml:id="id16" draw:id="id16" draw:layer="Layout" svg:width="5.08cm" svg:height="1.27cm" svg:x="22.59cm" svg:y="7.985cm">
          <text:p text:style-name="P8"><text:span text:style-name="T2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22.59cm" svg:y1="8.62cm" svg:x2="18.78cm" svg:y2="7.35cm" draw:start-shape="id16" draw:start-glue-point="3" draw:end-shape="id14" draw:end-glue-point="2" svg:d="m22590 8620c-2540 0-3810-423-3810-1270" svg:viewBox="0 0 3811 1271">
          <text:p/>
        </draw:connector>
        <draw:custom-shape draw:style-name="gr12" draw:text-style-name="P5" xml:id="id12" draw:id="id12" draw:layer="layout" svg:width="3.175cm" svg:height="1.905cm" svg:x="5.445cm" svg:y="7.35cm">
          <text:p text:style-name="P5">Adapter 3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5" xml:id="id11" draw:id="id11" draw:layer="layout" svg:width="3.175cm" svg:height="1.905cm" svg:x="5.445cm" svg:y="4.81cm">
          <text:p text:style-name="P5">Adapter 2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5" xml:id="id9" draw:id="id9" draw:layer="layout" svg:width="3.175cm" svg:height="1.905cm" svg:x="5.445cm" svg:y="2.27cm">
          <text:p text:style-name="P5">Adapter 1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5" draw:layer="layout" svg:width="2.54cm" svg:height="1.27cm" svg:x="16.875cm" svg:y="2.27cm">
          <text:p text:style-name="P5">Glue 1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5" draw:layer="layout" svg:width="2.54cm" svg:height="1.27cm" svg:x="18.145cm" svg:y="4.175cm">
          <text:p text:style-name="P5">Glue 2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5" draw:layer="layout" svg:width="2.54cm" svg:height="1.27cm" svg:x="15.605cm" svg:y="6.715cm">
          <text:p text:style-name="P5">Glue 3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8" draw:text-style-name="P11" xml:id="id24" draw:id="id24" draw:layer="Layout" svg:width="4.445cm" svg:height="4.445cm" svg:x="18.145cm" svg:y="3.54cm">
          <text:p text:style-name="P10"><text:span text:style-name="T1">ESB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3" draw:id="id23" draw:layer="Layout" svg:width="5.08cm" svg:height="1.27cm" svg:x="22.35cm" svg:y="1.635cm">
          <text:p text:style-name="P8"><text:span text:style-name="T2">Self-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8" draw:id="id18" draw:layer="Layout" svg:width="4.445cm" svg:height="1.905cm" svg:x="1.635cm" svg:y="2.27cm">
          <text:p text:style-name="P9">Application<text:line-break/>A1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9" xml:id="id27" draw:id="id27" draw:layer="Layout" svg:width="4.445cm" svg:height="1.905cm" svg:x="1.636cm" svg:y="4.81cm">
          <text:p text:style-name="P9">Application<text:line-break/>A2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9" xml:id="id22" draw:id="id22" draw:layer="Layout" svg:width="4.445cm" svg:height="1.905cm" svg:x="1.637cm" svg:y="7.35cm">
          <text:p text:style-name="P9">Application<text:line-break/>A3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5" draw:layer="layout" draw:type="curve" svg:x1="7.35cm" svg:y1="3.223cm" svg:x2="6.08cm" svg:y2="3.223cm" draw:start-shape="id17" draw:start-glue-point="5" draw:end-shape="id18" draw:end-glue-point="7" svg:d="m7350 3223h-1270" svg:viewBox="0 0 1271 1">
          <text:p/>
        </draw:connector>
        <draw:connector draw:style-name="gr4" draw:text-style-name="P5" draw:layer="layout" draw:type="curve" svg:x1="14.335cm" svg:y1="6.08cm" svg:x2="14.97cm" svg:y2="6.08cm" draw:start-shape="id19" draw:start-glue-point="1" draw:end-shape="id20" draw:end-glue-point="6" svg:d="m14335 6080h635" svg:viewBox="0 0 636 1">
          <text:p/>
        </draw:connector>
        <draw:connector draw:style-name="gr4" draw:text-style-name="P5" draw:layer="layout" draw:type="curve" svg:x1="7.35cm" svg:y1="8.938cm" svg:x2="6.082cm" svg:y2="8.303cm" draw:start-shape="id21" draw:start-glue-point="5" draw:end-shape="id22" draw:end-glue-point="7" svg:d="m7350 8938c-951 0-317-635-1268-635" svg:viewBox="0 0 1269 636">
          <text:p/>
        </draw:connector>
        <draw:connector draw:style-name="gr5" draw:text-style-name="P5" draw:layer="layout" draw:type="curve" svg:x1="22.35cm" svg:y1="2.27cm" svg:x2="20.367cm" svg:y2="3.54cm" draw:start-shape="id23" draw:start-glue-point="3" draw:end-shape="id24" draw:end-glue-point="0" svg:d="m22350 2270c-1322 0-1983 423-1983 1270" svg:viewBox="0 0 1984 1271">
          <text:p/>
        </draw:connector>
        <draw:connector draw:style-name="gr4" draw:text-style-name="P5" draw:layer="layout" draw:type="curve" svg:x1="18.145cm" svg:y1="5.762cm" svg:x2="16.24cm" svg:y2="6.08cm" draw:start-shape="id24" draw:start-glue-point="3" draw:end-shape="id20" draw:end-glue-point="10" svg:d="m18145 5762c-1410 0-458 318-1905 318" svg:viewBox="0 0 1906 319">
          <text:p/>
        </draw:connector>
        <draw:custom-shape draw:style-name="gr13" draw:text-style-name="P5" xml:id="id20" draw:id="id20" draw:layer="Layout" svg:width="1.27cm" svg:height="1.27cm" svg:x="14.97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5.08cm" svg:height="2.639cm" svg:x="13.7cm" svg:y="1.536cm">
          <draw:text-box>
            <text:p text:style-name="P12"><text:span text:style-name="T4">Unified Provisioning Interface</text:span></text:p>
          </draw:text-box>
        </draw:frame>
        <draw:custom-shape draw:style-name="gr9" draw:text-style-name="P4" xml:id="id25" draw:id="id25" draw:layer="Layout" svg:width="5.08cm" svg:height="1.27cm" svg:x="23.62cm" svg:y="4.81cm">
          <text:p text:style-name="P8"><text:span text:style-name="T2">Admin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23.62cm" svg:y1="5.445cm" svg:x2="22.59cm" svg:y2="5.762cm" draw:start-shape="id25" draw:start-glue-point="3" draw:end-shape="id24" svg:d="m23620 5445c-772 0-258 317-1030 317" svg:viewBox="0 0 1031 318">
          <text:p/>
        </draw:connector>
        <draw:custom-shape draw:style-name="gr9" draw:text-style-name="P4" xml:id="id26" draw:id="id26" draw:layer="Layout" svg:width="5.08cm" svg:height="1.27cm" svg:x="22.985cm" svg:y="8.62cm">
          <text:p text:style-name="P8"><text:span text:style-name="T2">What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22.985cm" svg:y1="9.255cm" svg:x2="20.367cm" svg:y2="7.985cm" draw:start-shape="id26" draw:start-glue-point="3" draw:end-shape="id24" draw:end-glue-point="2" svg:d="m22985 9255c-1746 0-2618-423-2618-1270" svg:viewBox="0 0 2619 1271">
          <text:p/>
        </draw:connector>
        <draw:custom-shape draw:style-name="gr14" draw:text-style-name="P9" xml:id="id21" draw:id="id21" draw:layer="Layout" svg:width="3.81cm" svg:height="1.905cm" svg:x="7.35cm" svg:y="7.985cm">
          <text:p text:style-name="P9">Connector 3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4" draw:text-style-name="P9" xml:id="id17" draw:id="id17" draw:layer="Layout" svg:width="3.81cm" svg:height="1.905cm" svg:x="7.35cm" svg:y="2.27cm">
          <text:p text:style-name="P9">Connector 1</text:p>
          <draw:enhanced-geometry svg:viewBox="0 0 21600 21600" draw:glue-points="10800 0 0 10800 10800 21600 21600 10800" draw:path-stretchpoint-x="10800" draw:path-stretchpoint-y="10800" draw:text-areas="?f5 ?f6 ?f7 ?f8" draw:type="octagon" draw:modifiers="2788.193624557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5" draw:text-style-name="P13" xml:id="id19" draw:id="id19" draw:layer="layout" svg:width="6.35cm" svg:height="5.08cm" svg:x="7.985cm" svg:y="3.54cm">
          <text:p text:style-name="P13"><text:span text:style-name="T5">Identity</text:span></text:p>
          <text:p text:style-name="P13"><text:span text:style-name="T5">Provisioning</text:span></text:p>
          <text:p text:style-name="P13"><text:span text:style-name="T5">System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7.35cm" svg:y1="3.223cm" svg:x2="6.081cm" svg:y2="5.763cm" draw:start-shape="id17" draw:start-glue-point="5" draw:end-shape="id27" draw:end-glue-point="7" svg:d="m7350 3223c-951 0-317 2540-1269 2540" svg:viewBox="0 0 1270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4-02-18T18:20:30.246615634</dc:date>
    <dc:creator>Radovan Semancik</dc:creator>
    <meta:editing-duration>PT4H1M56S</meta:editing-duration>
    <meta:editing-cycles>26</meta:editing-cycles>
    <meta:generator>LibreOffice/4.1.3.2$Linux_X86_64 LibreOffice_project/410m0$Build-2</meta:generator>
    <meta:document-statistic meta:object-count="58"/>
  </office:meta>
</office:document-meta>
</file>